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ny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8pt" fo:font-weight="bold" officeooo:rsid="0004e9b9" officeooo:paragraph-rsid="0004e9b9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Times New Roman" fo:font-size="18pt" fo:font-weight="bold" officeooo:rsid="000356fa" officeooo:paragraph-rsid="0004e9b9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Times New Roman" officeooo:rsid="000356fa" officeooo:paragraph-rsid="000356fa"/>
    </style:style>
    <style:style style:name="P4" style:family="paragraph" style:parent-style-name="Standard" style:list-style-name="L1">
      <style:text-properties style:font-name="Times New Roman" officeooo:rsid="000356fa" officeooo:paragraph-rsid="000356fa"/>
    </style:style>
    <style:style style:name="P5" style:family="paragraph" style:parent-style-name="Standard" style:list-style-name="L2">
      <style:text-properties style:font-name="Times New Roman" officeooo:rsid="000356fa" officeooo:paragraph-rsid="000356fa"/>
    </style:style>
    <style:style style:name="P6" style:family="paragraph" style:parent-style-name="Standard" style:list-style-name="L3">
      <style:text-properties style:font-name="Times New Roman" officeooo:rsid="000356fa" officeooo:paragraph-rsid="000356fa"/>
    </style:style>
    <style:style style:name="P7" style:family="paragraph" style:parent-style-name="Standard" style:list-style-name="L4">
      <style:text-properties style:font-name="Times New Roman" officeooo:rsid="000356fa" officeooo:paragraph-rsid="000356fa"/>
    </style:style>
    <style:style style:name="P8" style:family="paragraph" style:parent-style-name="Standard" style:list-style-name="L2">
      <style:text-properties style:font-name="Times New Roman" officeooo:paragraph-rsid="000356fa"/>
    </style:style>
    <style:style style:name="P9" style:family="paragraph" style:parent-style-name="Standard">
      <style:text-properties style:font-name="Times New Roman" fo:font-size="14pt" fo:font-weight="bold" officeooo:rsid="000356fa" officeooo:paragraph-rsid="000356fa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text-properties style:font-name="Times New Roman" officeooo:rsid="0004e9b9" officeooo:paragraph-rsid="0004e9b9"/>
    </style:style>
    <style:style style:name="P11" style:family="paragraph" style:parent-style-name="Standard" style:list-style-name="L5">
      <style:text-properties style:font-name="Times New Roman" fo:font-size="12pt" fo:font-weight="normal" officeooo:rsid="0005a844" officeooo:paragraph-rsid="0005a844" style:font-size-asian="10.5pt" style:font-weight-asian="normal" style:font-size-complex="12pt" style:font-weight-complex="normal"/>
    </style:style>
    <style:style style:name="P12" style:family="paragraph" style:parent-style-name="Standard" style:list-style-name="L7">
      <style:text-properties officeooo:paragraph-rsid="0005a844"/>
    </style:style>
    <style:style style:name="P13" style:family="paragraph" style:parent-style-name="Standard" style:list-style-name="L7">
      <style:text-properties officeooo:rsid="00060f55" officeooo:paragraph-rsid="00060f55"/>
    </style:style>
    <style:style style:name="P14" style:family="paragraph" style:parent-style-name="Standard" style:master-page-name="Standard">
      <style:paragraph-properties style:page-number="auto"/>
      <style:text-properties style:font-name="Times New Roman" officeooo:paragraph-rsid="0004e9b9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Times New Roman" fo:font-size="18pt" fo:font-weight="bold" officeooo:rsid="0004e9b9" officeooo:paragraph-rsid="0005a844" style:font-size-asian="18pt" style:font-weight-asian="bold" style:font-size-complex="18pt" style:font-weight-complex="bold"/>
    </style:style>
    <style:style style:name="P16" style:family="paragraph" style:parent-style-name="List_20_Paragraph" style:list-style-name="WWNum2">
      <style:text-properties style:font-name="Times New Roman" officeooo:paragraph-rsid="0004e9b9"/>
    </style:style>
    <style:style style:name="P17" style:family="paragraph" style:parent-style-name="List_20_Paragraph">
      <style:paragraph-properties fo:margin-left="1.884cm" fo:margin-right="0cm" fo:text-indent="0cm" style:auto-text-indent="false"/>
      <style:text-properties style:font-name="Times New Roman" officeooo:paragraph-rsid="0004e9b9"/>
    </style:style>
    <style:style style:name="P18" style:family="paragraph" style:parent-style-name="List_20_Paragraph">
      <style:paragraph-properties fo:margin-left="1.884cm" fo:margin-right="0cm" fo:text-indent="0cm" style:auto-text-indent="false"/>
      <style:text-properties style:font-name="Times New Roman" officeooo:rsid="000356fa" officeooo:paragraph-rsid="0004e9b9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04e9b9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officeooo:rsid="0005a844"/>
    </style:style>
    <style:style style:name="T5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officeooo:rsid="0005a844" style:font-size-asian="10.5pt" style:font-weight-asian="normal" style:font-size-complex="12pt" style:font-weight-complex="normal"/>
    </style:style>
    <style:style style:name="T7" style:family="text">
      <style:text-properties style:font-name="Times New Roman" fo:font-size="12pt" fo:font-weight="normal" officeooo:rsid="00060f55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likacja:</text:p>
      <text:p text:style-name="P1"/>
      <text:p text:style-name="P9">Realizowane funkcje:</text:p>
      <text:list xml:id="list3891609827" text:style-name="L1">
        <text:list-item>
          <text:p text:style-name="P4">zapisy w formie formularza PHP</text:p>
        </text:list-item>
        <text:list-item>
          <text:p text:style-name="P4">przypomnienie o uzupełnieniu danych (dwa tygodnie przed konferencją)</text:p>
        </text:list-item>
        <text:list-item>
          <text:p text:style-name="P4">przypomnienie o zapłacie (tydzień po zapisach)</text:p>
        </text:list-item>
        <text:list-item>
          <text:p text:style-name="P4">anulowanie rezerwacji</text:p>
        </text:list-item>
        <text:list-item>
          <text:p text:style-name="P10">automatyczne anulowanie rezerwacji (w przypadku braku zapłaty (w przypadku braku uzupełnienia danych?))</text:p>
        </text:list-item>
        <text:list-item>
          <text:p text:style-name="P4">podwyższanie ceny (bardziej obliczanie na podstawie daty)</text:p>
        </text:list-item>
        <text:list-item>
          <text:p text:style-name="P4">zniżka dla studentów</text:p>
        </text:list-item>
      </text:list>
      <text:p text:style-name="P3"/>
      <text:p text:style-name="P9">Zabezpieczenia i weryfikacja:</text:p>
      <text:list xml:id="list270276417" text:style-name="L2">
        <text:list-item>
          <text:p text:style-name="P5">zapisy tylko na jedne warsztaty (i konferencj<text:span text:style-name="T2">e</text:span>)(?) w tym samym czasie</text:p>
        </text:list-item>
        <text:list-item>
          <text:p text:style-name="P5">limity miejsc (na dzień(?) konferencji)</text:p>
        </text:list-item>
        <text:list-item>
          <text:p text:style-name="P5">limity miejsc (na warsztaty)</text:p>
        </text:list-item>
        <text:list-item>
          <text:p text:style-name="P8"/>
        </text:list-item>
      </text:list>
      <text:p text:style-name="P3"/>
      <text:p text:style-name="P9">Realizowane widoki:</text:p>
      <text:list xml:id="list75056940" text:style-name="L3">
        <text:list-item>
          <text:p text:style-name="P6">Nadchodzące konferencje i warsztaty</text:p>
        </text:list-item>
        <text:list-item>
          <text:p text:style-name="P6">Listy osób na konferencje i warsztaty</text:p>
        </text:list-item>
        <text:list-item>
          <text:p text:style-name="P6">Listy firm z nieuzupełnionymi danymi (+liczba osób, + konferencja, + warsztat)</text:p>
        </text:list-item>
        <text:list-item>
          <text:p text:style-name="P6">Listy osób, które nie zapłaciły <text:s/>(+konferencje + warsztaty)</text:p>
        </text:list-item>
        <text:list-item>
          <text:p text:style-name="P6">Klienci najczęściej korzystający z usług</text:p>
        </text:list-item>
      </text:list>
      <text:p text:style-name="P3"/>
      <text:p text:style-name="P3"/>
      <text:p text:style-name="P9">Przechowywane dane:</text:p>
      <text:list xml:id="list3805619189" text:style-name="L4">
        <text:list-item>
          <text:p text:style-name="P7">Konferencje (daty, godziny, ceny, pojemność</text:p>
        </text:list-item>
        <text:list-item>
          <text:p text:style-name="P7">Klienci (imię, nazwisko, firma, student, legitymacja</text:p>
        </text:list-item>
        <text:list-item>
          <text:p text:style-name="P7">Warsztaty (daty, godziny, ceny, pojemność</text:p>
        </text:list-item>
        <text:list-item>
          <text:p text:style-name="P7">zapisy (klient, konferencja, k.opłata ,warsztat, w.opłata </text:p>
        </text:list-item>
      </text:list>
      <text:p text:style-name="P3"/>
      <text:p text:style-name="P2"><text:span text:style-name="T3"/></text:p>
      <text:p text:style-name="P14"><text:span text:style-name="T1">Użytkownicy i ich role:</text:span></text:p>
      <text:list xml:id="list886145080" text:style-name="WWNum2">
        <text:list-item>
          <text:p text:style-name="P16">Właściciel firmy (szef):<text:line-break/>- Może tworzyć konta użytkownikom i nadawać im dostęp (i jednocześnie konkretne role) do bazy danych.</text:p>
        </text:list-item>
      </text:list>
      <text:p text:style-name="P17">- Ma dostęp do wszystkich aspektów bazy danych i wszystkie możliwe uprawnienia</text:p>
      <text:list xml:id="list233444420819355" text:continue-numbering="true" text:style-name="WWNum2">
        <text:list-item>
          <text:p text:style-name="P16">Organizator konferencji:</text:p>
        </text:list-item>
      </text:list>
      <text:p text:style-name="P17">- Tworzenie nowych konferencji<text:line-break/>- Dostęp do informacji o listach uczestników w jego konferencji oraz informacji o płatnościach klientów<text:line-break/>- Dostęp do statystyk, z który wynika, którzy klienci najczęściej korzystają z jego usług</text:p>
      <text:list xml:id="list233445913441260" text:continue-numbering="true" text:style-name="WWNum2">
        <text:list-item>
          <text:p text:style-name="P16">Pracownik firmy:</text:p>
        </text:list-item>
      </text:list>
      <text:p text:style-name="P17">- Kontakt z klientem<text:line-break/>- Dodawanie informacji o klientach do bazy</text:p>
      <text:p text:style-name="P17">- Anulowanie rezerwacji w przypadku nieuregulowania płatności</text:p>
      <text:p text:style-name="P17">- Dostęp do wszystkich informacji w bazie danych</text:p>
      <text:list xml:id="list233444975116897" text:continue-numbering="true" text:style-name="WWNum2">
        <text:list-item>
          <text:p text:style-name="P16">Klient (uczestnik lub firma rejestrująca swoich uczestników):</text:p>
        </text:list-item>
      </text:list>
      <text:p text:style-name="P17">- Rejestracja na konferencje (na konkretną ilość osób) (na dowolny dzień w przypadku konferencji kilkudniowych)</text:p>
      <text:p text:style-name="P17">- Opłacanie rezerwacji (do tygodnia)<text:line-break/>- Przekazanie danych o uczestnikach (do 2 tygodni)</text:p>
      <text:list xml:id="list233445279935406" text:continue-numbering="true" text:style-name="WWNum2">
        <text:list-item>
          <text:p text:style-name="P16">Uczestnik konferencji:</text:p>
        </text:list-item>
      </text:list>
      <text:p text:style-name="P17">- Otrzymanie identyfikatora imiennego</text:p>
      <text:p text:style-name="P17">- Rejestracja na warsztaty (brak możliwości 2 warsztatów w tym samym czasie)</text:p>
      <text:p text:style-name="P17">- Uczęszczanie w konferencji i warsztatach (to konkretnie on jest zapisywany na listę uczestników konferencji czy warsztatu)<text:bookmark text:name="_GoBack"/></text:p>
      <text:p text:style-name="P18"/>
      <text:p text:style-name="P18"/>
      <text:p text:style-name="P15"><text:span text:style-name="T4">Generator</text:span>:</text:p>
      <text:list xml:id="list1978360643" text:style-name="L5">
        <text:list-item>
          <text:p text:style-name="P11">Dane z trzech ostatnich lat</text:p>
        </text:list-item>
      </text:list>
      <text:list xml:id="list3114152234" text:style-name="L7">
        <text:list-item>
          <text:p text:style-name="P12"><text:span text:style-name="T6">Konferencje:<text:line-break/>-Jednodniowe<text:line-break/>-wielodniowe<text:line-break/>-płatne <text:line-break/>-darmowe<text:line-break/></text:span></text:p>
        </text:list-item>
        <text:list-item>
          <text:p text:style-name="P13"><text:span text:style-name="T6">K</text:span><text:span text:style-name="T5">lienci:<text:line-break/>-indywidualni<text:line-break/>-z firm<text:line-break/>-studenci <text:line-break/>-nieuzupełnieni (jeżeli konferencja w przyszłości)<text:line-break/><text:line-break/></text:span></text:p>
        </text:list-item>
        <text:list-item>
          <text:p text:style-name="P13"><text:span text:style-name="T5">Zapisy:<text:line-break/>-różne opłaty (zależności od terminu zapisu)<text:line-break/>-różne terminy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ny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14:51:18.885000000</meta:creation-date>
    <dc:date>2019-11-28T23:34:43.555000000</dc:date>
    <meta:editing-duration>PT42M48S</meta:editing-duration>
    <meta:editing-cycles>3</meta:editing-cycles>
    <meta:generator>LibreOffice/5.4.2.2$Windows_x86 LibreOffice_project/22b09f6418e8c2d508a9eaf86b2399209b0990f4</meta:generator>
    <meta:document-statistic meta:table-count="0" meta:image-count="0" meta:object-count="0" meta:page-count="2" meta:paragraph-count="46" meta:word-count="356" meta:character-count="2490" meta:non-whitespace-character-count="2200"/>
  </office:meta>
</office:document-meta>
</file>